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0 年 7 月 份" calcext:value-type="string">
              <text:p><text:s text:c="7"/>中 華 民 國 100 年 7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7601" calcext:value-type="float">
            <text:p><text:s text:c="3"/>7,601 </text:p>
          </table:table-cell>
          <table:table-cell table:style-name="ce23" office:value-type="float" office:value="0.33" calcext:value-type="float">
            <text:p><text:s text:c="3"/>0.33 </text:p>
          </table:table-cell>
          <table:table-cell table:style-name="ce23" office:value-type="float" office:value="3.86" calcext:value-type="float">
            <text:p><text:s text:c="3"/>3.86 </text:p>
          </table:table-cell>
          <table:table-cell table:style-name="ce27" office:value-type="float" office:value="4746" calcext:value-type="float">
            <text:p><text:s text:c="3"/>4,746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23" office:value-type="float" office:value="2.41" calcext:value-type="float">
            <text:p><text:s text:c="3"/>2.41 </text:p>
          </table:table-cell>
          <table:table-cell table:style-name="ce27" office:value-type="float" office:value="15887" calcext:value-type="float">
            <text:p><text:s text:c="3"/>15,887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07" calcext:value-type="float">
            <text:p><text:s text:c="3"/>8.07 </text:p>
          </table:table-cell>
          <table:table-cell table:style-name="ce27" office:value-type="float" office:value="11141" calcext:value-type="float">
            <text:p><text:s text:c="3"/>11,141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66" calcext:value-type="float">
            <text:p><text:s text:c="3"/>5.66 </text:p>
          </table:table-cell>
          <table:table-cell table:style-name="ce27" office:value-type="float" office:value="11022" calcext:value-type="float">
            <text:p><text:s text:c="3"/>11,022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6" calcext:value-type="float">
            <text:p><text:s text:c="3"/>5.60 </text:p>
          </table:table-cell>
          <table:table-cell table:style-name="ce27" office:value-type="float" office:value="5047" calcext:value-type="float">
            <text:p><text:s text:c="3"/>5,047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56" calcext:value-type="float">
            <text:p><text:s text:c="3"/>2.56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372" calcext:value-type="float">
            <text:p><text:s text:c="3"/>2,372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15" calcext:value-type="float">
            <text:p><text:s text:c="3"/>7.15 </text:p>
          </table:table-cell>
          <table:table-cell table:style-name="ce27" office:value-type="float" office:value="1428" calcext:value-type="float">
            <text:p><text:s text:c="3"/>1,428 </text:p>
          </table:table-cell>
          <table:table-cell table:style-name="ce23" office:value-type="float" office:value="0.37" calcext:value-type="float">
            <text:p><text:s text:c="3"/>0.37 </text:p>
          </table:table-cell>
          <table:table-cell table:style-name="ce23" office:value-type="float" office:value="4.31" calcext:value-type="float">
            <text:p><text:s text:c="3"/>4.31 </text:p>
          </table:table-cell>
          <table:table-cell table:style-name="ce27" office:value-type="float" office:value="2814" calcext:value-type="float">
            <text:p><text:s text:c="3"/>2,814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3" office:value-type="float" office:value="8.48" calcext:value-type="float">
            <text:p><text:s text:c="3"/>8.48 </text:p>
          </table:table-cell>
          <table:table-cell table:style-name="ce27" office:value-type="float" office:value="1386" calcext:value-type="float">
            <text:p><text:s text:c="3"/>1,386 </text:p>
          </table:table-cell>
          <table:table-cell table:style-name="ce23" office:value-type="float" office:value="0.35" calcext:value-type="float">
            <text:p><text:s text:c="3"/>0.35 </text:p>
          </table:table-cell>
          <table:table-cell table:style-name="ce23" office:value-type="float" office:value="4.18" calcext:value-type="float">
            <text:p><text:s text:c="3"/>4.18 </text:p>
          </table:table-cell>
          <table:table-cell table:style-name="ce27" office:value-type="float" office:value="2127" calcext:value-type="float">
            <text:p><text:s text:c="3"/>2,127 </text:p>
          </table:table-cell>
          <table:table-cell table:style-name="ce23" office:value-type="float" office:value="0.54" calcext:value-type="float">
            <text:p><text:s text:c="3"/>0.54 </text:p>
          </table:table-cell>
          <table:table-cell table:style-name="ce23" office:value-type="float" office:value="6.41" calcext:value-type="float">
            <text:p><text:s text:c="3"/>6.41 </text:p>
          </table:table-cell>
          <table:table-cell table:style-name="ce27" office:value-type="float" office:value="1002" calcext:value-type="float">
            <text:p><text:s text:c="3"/>1,002 </text:p>
          </table:table-cell>
          <table:table-cell table:style-name="ce23" office:value-type="float" office:value="0.26" calcext:value-type="float">
            <text:p><text:s text:c="3"/>0.26 </text:p>
          </table:table-cell>
          <table:table-cell table:style-name="ce38" office:value-type="float" office:value="3.02" calcext:value-type="float">
            <text:p><text:s text:c="3"/>3.0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100" calcext:value-type="float">
            <text:p><text:s text:c="3"/>2,100 </text:p>
          </table:table-cell>
          <table:table-cell table:style-name="ce23" office:value-type="float" office:value="0.8" calcext:value-type="float">
            <text:p><text:s text:c="3"/>0.80 </text:p>
          </table:table-cell>
          <table:table-cell table:style-name="ce23" office:value-type="float" office:value="9.38" calcext:value-type="float">
            <text:p><text:s text:c="3"/>9.38 </text:p>
          </table:table-cell>
          <table:table-cell table:style-name="ce27" office:value-type="float" office:value="757" calcext:value-type="float">
            <text:p><text:s text:c="3"/>757 </text:p>
          </table:table-cell>
          <table:table-cell table:style-name="ce23" office:value-type="float" office:value="0.29" calcext:value-type="float">
            <text:p><text:s text:c="3"/>0.29 </text:p>
          </table:table-cell>
          <table:table-cell table:style-name="ce23" office:value-type="float" office:value="3.38" calcext:value-type="float">
            <text:p><text:s text:c="3"/>3.38 </text:p>
          </table:table-cell>
          <table:table-cell table:style-name="ce27" office:value-type="float" office:value="1957" calcext:value-type="float">
            <text:p><text:s text:c="3"/>1,957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8.74" calcext:value-type="float">
            <text:p><text:s text:c="3"/>8.74 </text:p>
          </table:table-cell>
          <table:table-cell table:style-name="ce27" office:value-type="float" office:value="1200" calcext:value-type="float">
            <text:p><text:s text:c="3"/>1,200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36" calcext:value-type="float">
            <text:p><text:s text:c="3"/>5.36 </text:p>
          </table:table-cell>
          <table:table-cell table:style-name="ce27" office:value-type="float" office:value="1490" calcext:value-type="float">
            <text:p><text:s text:c="3"/>1,490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65" calcext:value-type="float">
            <text:p><text:s text:c="3"/>6.65 </text:p>
          </table:table-cell>
          <table:table-cell table:style-name="ce27" office:value-type="float" office:value="509" calcext:value-type="float">
            <text:p><text:s text:c="3"/>509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797" calcext:value-type="float">
            <text:p><text:s text:c="3"/>1,797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7.97" calcext:value-type="float">
            <text:p><text:s text:c="3"/>7.97 </text:p>
          </table:table-cell>
          <table:table-cell table:style-name="ce27" office:value-type="float" office:value="883" calcext:value-type="float">
            <text:p><text:s text:c="3"/>883 </text:p>
          </table:table-cell>
          <table:table-cell table:style-name="ce23" office:value-type="float" office:value="0.33" calcext:value-type="float">
            <text:p><text:s text:c="3"/>0.33 </text:p>
          </table:table-cell>
          <table:table-cell table:style-name="ce23" office:value-type="float" office:value="3.91" calcext:value-type="float">
            <text:p><text:s text:c="3"/>3.91 </text:p>
          </table:table-cell>
          <table:table-cell table:style-name="ce27" office:value-type="float" office:value="1968" calcext:value-type="float">
            <text:p><text:s text:c="3"/>1,968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8.72" calcext:value-type="float">
            <text:p><text:s text:c="3"/>8.72 </text:p>
          </table:table-cell>
          <table:table-cell table:style-name="ce27" office:value-type="float" office:value="1085" calcext:value-type="float">
            <text:p><text:s text:c="3"/>1,085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3" office:value-type="float" office:value="4.81" calcext:value-type="float">
            <text:p><text:s text:c="3"/>4.81 </text:p>
          </table:table-cell>
          <table:table-cell table:style-name="ce27" office:value-type="float" office:value="1390" calcext:value-type="float">
            <text:p><text:s text:c="3"/>1,390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16" calcext:value-type="float">
            <text:p><text:s text:c="3"/>6.16 </text:p>
          </table:table-cell>
          <table:table-cell table:style-name="ce27" office:value-type="float" office:value="544" calcext:value-type="float">
            <text:p><text:s text:c="3"/>544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1" calcext:value-type="float">
            <text:p><text:s text:c="3"/>2.41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767" calcext:value-type="float">
            <text:p><text:s text:c="3"/>767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3" office:value-type="float" office:value="4.82" calcext:value-type="float">
            <text:p><text:s text:c="3"/>4.82 </text:p>
          </table:table-cell>
          <table:table-cell table:style-name="ce27" office:value-type="float" office:value="67" calcext:value-type="float">
            <text:p><text:s text:c="3"/>67 </text:p>
          </table:table-cell>
          <table:table-cell table:style-name="ce23" office:value-type="float" office:value="0.04" calcext:value-type="float">
            <text:p><text:s text:c="3"/>0.04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7" office:value-type="float" office:value="1125" calcext:value-type="float">
            <text:p><text:s text:c="3"/>1,125 </text:p>
          </table:table-cell>
          <table:table-cell table:style-name="ce23" office:value-type="float" office:value="0.6" calcext:value-type="float">
            <text:p><text:s text:c="3"/>0.60 </text:p>
          </table:table-cell>
          <table:table-cell table:style-name="ce23" office:value-type="float" office:value="7.06" calcext:value-type="float">
            <text:p><text:s text:c="3"/>7.06 </text:p>
          </table:table-cell>
          <table:table-cell table:style-name="ce27" office:value-type="float" office:value="1058" calcext:value-type="float">
            <text:p><text:s text:c="3"/>1,058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64" calcext:value-type="float">
            <text:p><text:s text:c="3"/>6.64 </text:p>
          </table:table-cell>
          <table:table-cell table:style-name="ce27" office:value-type="float" office:value="696" calcext:value-type="float">
            <text:p><text:s text:c="3"/>696 </text:p>
          </table:table-cell>
          <table:table-cell table:style-name="ce23" office:value-type="float" office:value="0.37" calcext:value-type="float">
            <text:p><text:s text:c="3"/>0.37 </text:p>
          </table:table-cell>
          <table:table-cell table:style-name="ce23" office:value-type="float" office:value="4.37" calcext:value-type="float">
            <text:p><text:s text:c="3"/>4.37 </text:p>
          </table:table-cell>
          <table:table-cell table:style-name="ce27" office:value-type="float" office:value="351" calcext:value-type="float">
            <text:p><text:s text:c="3"/>351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" calcext:value-type="float">
            <text:p><text:s text:c="3"/>2.20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186" calcext:value-type="float">
            <text:p><text:s text:c="3"/>186 </text:p>
          </table:table-cell>
          <table:table-cell table:style-name="ce23" office:value-type="float" office:value="0.07" calcext:value-type="float">
            <text:p><text:s text:c="3"/>0.07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7" office:value-type="float" office:value="340" calcext:value-type="float">
            <text:p><text:s text:c="3"/>340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23" office:value-type="float" office:value="1.44" calcext:value-type="float">
            <text:p><text:s text:c="3"/>1.44 </text:p>
          </table:table-cell>
          <table:table-cell table:style-name="ce27" office:value-type="float" office:value="1731" calcext:value-type="float">
            <text:p><text:s text:c="3"/>1,731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35" calcext:value-type="float">
            <text:p><text:s text:c="3"/>7.35 </text:p>
          </table:table-cell>
          <table:table-cell table:style-name="ce27" office:value-type="float" office:value="1391" calcext:value-type="float">
            <text:p><text:s text:c="3"/>1,391 </text:p>
          </table:table-cell>
          <table:table-cell table:style-name="ce23" office:value-type="float" office:value="0.5" calcext:value-type="float">
            <text:p><text:s text:c="3"/>0.50 </text:p>
          </table:table-cell>
          <table:table-cell table:style-name="ce23" office:value-type="float" office:value="5.91" calcext:value-type="float">
            <text:p><text:s text:c="3"/>5.91 </text:p>
          </table:table-cell>
          <table:table-cell table:style-name="ce27" office:value-type="float" office:value="1189" calcext:value-type="float">
            <text:p><text:s text:c="3"/>1,189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05" calcext:value-type="float">
            <text:p><text:s text:c="3"/>5.05 </text:p>
          </table:table-cell>
          <table:table-cell table:style-name="ce27" office:value-type="float" office:value="639" calcext:value-type="float">
            <text:p><text:s text:c="3"/>639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38" office:value-type="float" office:value="2.71" calcext:value-type="float">
            <text:p><text:s text:c="3"/>2.71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159" calcext:value-type="float">
            <text:p><text:s/>－159 </text:p>
          </table:table-cell>
          <table:table-cell table:style-name="ce23" office:value-type="float" office:value="-0.02" calcext:value-type="float">
            <text:p><text:s/>－0.02 </text:p>
          </table:table-cell>
          <table:table-cell table:style-name="ce23" office:value-type="float" office:value="-0.2" calcext:value-type="float">
            <text:p><text:s/>－0.20 </text:p>
          </table:table-cell>
          <table:table-cell table:style-name="ce27" office:value-type="float" office:value="1217" calcext:value-type="float">
            <text:p><text:s text:c="3"/>1,217 </text:p>
          </table:table-cell>
          <table:table-cell table:style-name="ce23" office:value-type="float" office:value="0.13" calcext:value-type="float">
            <text:p><text:s text:c="3"/>0.13 </text:p>
          </table:table-cell>
          <table:table-cell table:style-name="ce23" office:value-type="float" office:value="1.55" calcext:value-type="float">
            <text:p><text:s text:c="3"/>1.55 </text:p>
          </table:table-cell>
          <table:table-cell table:style-name="ce27" office:value-type="float" office:value="6177" calcext:value-type="float">
            <text:p><text:s text:c="3"/>6,177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7.88" calcext:value-type="float">
            <text:p><text:s text:c="3"/>7.88 </text:p>
          </table:table-cell>
          <table:table-cell table:style-name="ce27" office:value-type="float" office:value="4960" calcext:value-type="float">
            <text:p><text:s text:c="3"/>4,960 </text:p>
          </table:table-cell>
          <table:table-cell table:style-name="ce23" office:value-type="float" office:value="0.54" calcext:value-type="float">
            <text:p><text:s text:c="3"/>0.54 </text:p>
          </table:table-cell>
          <table:table-cell table:style-name="ce23" office:value-type="float" office:value="6.33" calcext:value-type="float">
            <text:p><text:s text:c="3"/>6.33 </text:p>
          </table:table-cell>
          <table:table-cell table:style-name="ce27" office:value-type="float" office:value="4093" calcext:value-type="float">
            <text:p><text:s text:c="3"/>4,093 </text:p>
          </table:table-cell>
          <table:table-cell table:style-name="ce23" office:value-type="float" office:value="0.44" calcext:value-type="float">
            <text:p><text:s text:c="3"/>0.44 </text:p>
          </table:table-cell>
          <table:table-cell table:style-name="ce23" office:value-type="float" office:value="5.22" calcext:value-type="float">
            <text:p><text:s text:c="3"/>5.22 </text:p>
          </table:table-cell>
          <table:table-cell table:style-name="ce27" office:value-type="float" office:value="1988" calcext:value-type="float">
            <text:p><text:s text:c="3"/>1,988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54" calcext:value-type="float">
            <text:p><text:s text:c="3"/>2.54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4" office:value-type="float" office:value="0.02" calcext:value-type="float">
            <text:p><text:s text:c="3"/>0.02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8" office:value-type="float" office:value="37" calcext:value-type="float">
            <text:p><text:s text:c="3"/>37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24" office:value-type="float" office:value="0.95" calcext:value-type="float">
            <text:p><text:s text:c="3"/>0.95 </text:p>
          </table:table-cell>
          <table:table-cell table:style-name="ce28" office:value-type="float" office:value="272" calcext:value-type="float">
            <text:p><text:s text:c="3"/>272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7" calcext:value-type="float">
            <text:p><text:s text:c="3"/>6.97 </text:p>
          </table:table-cell>
          <table:table-cell table:style-name="ce28" office:value-type="float" office:value="235" calcext:value-type="float">
            <text:p><text:s text:c="3"/>235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2" calcext:value-type="float">
            <text:p><text:s text:c="3"/>6.02 </text:p>
          </table:table-cell>
          <table:table-cell table:style-name="ce28" office:value-type="float" office:value="201" calcext:value-type="float">
            <text:p><text:s text:c="3"/>201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15" calcext:value-type="float">
            <text:p><text:s text:c="3"/>5.15 </text:p>
          </table:table-cell>
          <table:table-cell table:style-name="ce28" office:value-type="float" office:value="97" calcext:value-type="float">
            <text:p><text:s text:c="3"/>97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741" calcext:value-type="float">
            <text:p><text:s text:c="3"/>1,741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22" calcext:value-type="float">
            <text:p><text:s text:c="3"/>10.22 </text:p>
          </table:table-cell>
          <table:table-cell table:style-name="ce28" office:value-type="float" office:value="734" calcext:value-type="float">
            <text:p><text:s text:c="3"/>734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31" calcext:value-type="float">
            <text:p><text:s text:c="3"/>4.31 </text:p>
          </table:table-cell>
          <table:table-cell table:style-name="ce28" office:value-type="float" office:value="1472" calcext:value-type="float">
            <text:p><text:s text:c="3"/>1,472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64" calcext:value-type="float">
            <text:p><text:s text:c="3"/>8.64 </text:p>
          </table:table-cell>
          <table:table-cell table:style-name="ce28" office:value-type="float" office:value="738" calcext:value-type="float">
            <text:p><text:s text:c="3"/>738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33" calcext:value-type="float">
            <text:p><text:s text:c="3"/>4.33 </text:p>
          </table:table-cell>
          <table:table-cell table:style-name="ce28" office:value-type="float" office:value="1050" calcext:value-type="float">
            <text:p><text:s text:c="3"/>1,050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6" calcext:value-type="float">
            <text:p><text:s text:c="3"/>6.16 </text:p>
          </table:table-cell>
          <table:table-cell table:style-name="ce28" office:value-type="float" office:value="517" calcext:value-type="float">
            <text:p><text:s text:c="3"/>517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39" office:value-type="float" office:value="3.03" calcext:value-type="float">
            <text:p><text:s text:c="3"/>3.0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75" calcext:value-type="float">
            <text:p><text:s text:c="3"/>575 </text:p>
          </table:table-cell>
          <table:table-cell table:style-name="ce24" office:value-type="float" office:value="1.12" calcext:value-type="float">
            <text:p><text:s text:c="3"/>1.12 </text:p>
          </table:table-cell>
          <table:table-cell table:style-name="ce24" office:value-type="float" office:value="13.14" calcext:value-type="float">
            <text:p><text:s text:c="3"/>13.14 </text:p>
          </table:table-cell>
          <table:table-cell table:style-name="ce28" office:value-type="float" office:value="215" calcext:value-type="float">
            <text:p><text:s text:c="3"/>215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1" calcext:value-type="float">
            <text:p><text:s text:c="3"/>4.91 </text:p>
          </table:table-cell>
          <table:table-cell table:style-name="ce28" office:value-type="float" office:value="431" calcext:value-type="float">
            <text:p><text:s text:c="3"/>431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9.85" calcext:value-type="float">
            <text:p><text:s text:c="3"/>9.85 </text:p>
          </table:table-cell>
          <table:table-cell table:style-name="ce28" office:value-type="float" office:value="216" calcext:value-type="float">
            <text:p><text:s text:c="3"/>216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4" calcext:value-type="float">
            <text:p><text:s text:c="3"/>4.94 </text:p>
          </table:table-cell>
          <table:table-cell table:style-name="ce28" office:value-type="float" office:value="247" calcext:value-type="float">
            <text:p><text:s text:c="3"/>247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64" calcext:value-type="float">
            <text:p><text:s text:c="3"/>5.64 </text:p>
          </table:table-cell>
          <table:table-cell table:style-name="ce28" office:value-type="float" office:value="116" calcext:value-type="float">
            <text:p><text:s text:c="3"/>116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27" calcext:value-type="float">
            <text:p><text:s text:c="3"/>127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67" calcext:value-type="float">
            <text:p><text:s text:c="3"/>2.67 </text:p>
          </table:table-cell>
          <table:table-cell table:style-name="ce28" office:value-type="float" office:value="90" calcext:value-type="float">
            <text:p><text:s text:c="3"/>90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24" office:value-type="float" office:value="1.89" calcext:value-type="float">
            <text:p><text:s text:c="3"/>1.89 </text:p>
          </table:table-cell>
          <table:table-cell table:style-name="ce28" office:value-type="float" office:value="433" calcext:value-type="float">
            <text:p><text:s text:c="3"/>433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09" calcext:value-type="float">
            <text:p><text:s text:c="3"/>9.09 </text:p>
          </table:table-cell>
          <table:table-cell table:style-name="ce28" office:value-type="float" office:value="343" calcext:value-type="float">
            <text:p><text:s text:c="3"/>343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2" calcext:value-type="float">
            <text:p><text:s text:c="3"/>7.20 </text:p>
          </table:table-cell>
          <table:table-cell table:style-name="ce28" office:value-type="float" office:value="246" calcext:value-type="float">
            <text:p><text:s text:c="3"/>246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16" calcext:value-type="float">
            <text:p><text:s text:c="3"/>5.16 </text:p>
          </table:table-cell>
          <table:table-cell table:style-name="ce28" office:value-type="float" office:value="109" calcext:value-type="float">
            <text:p><text:s text:c="3"/>109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19" calcext:value-type="float">
            <text:p><text:s/>－119 </text:p>
          </table:table-cell>
          <table:table-cell table:style-name="ce24" office:value-type="float" office:value="-0.09" calcext:value-type="float">
            <text:p><text:s/>－0.09 </text:p>
          </table:table-cell>
          <table:table-cell table:style-name="ce24" office:value-type="float" office:value="-1.07" calcext:value-type="float">
            <text:p><text:s/>－1.07 </text:p>
          </table:table-cell>
          <table:table-cell table:style-name="ce28" office:value-type="float" office:value="349" calcext:value-type="float">
            <text:p><text:s text:c="3"/>349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4" office:value-type="float" office:value="3.15" calcext:value-type="float">
            <text:p><text:s text:c="3"/>3.15 </text:p>
          </table:table-cell>
          <table:table-cell table:style-name="ce28" office:value-type="float" office:value="1015" calcext:value-type="float">
            <text:p><text:s text:c="3"/>1,015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16" calcext:value-type="float">
            <text:p><text:s text:c="3"/>9.16 </text:p>
          </table:table-cell>
          <table:table-cell table:style-name="ce28" office:value-type="float" office:value="666" calcext:value-type="float">
            <text:p><text:s text:c="3"/>666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1" calcext:value-type="float">
            <text:p><text:s text:c="3"/>6.01 </text:p>
          </table:table-cell>
          <table:table-cell table:style-name="ce28" office:value-type="float" office:value="536" calcext:value-type="float">
            <text:p><text:s text:c="3"/>536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84" calcext:value-type="float">
            <text:p><text:s text:c="3"/>4.84 </text:p>
          </table:table-cell>
          <table:table-cell table:style-name="ce28" office:value-type="float" office:value="194" calcext:value-type="float">
            <text:p><text:s text:c="3"/>194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5" calcext:value-type="float">
            <text:p><text:s text:c="3"/>1.7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00" calcext:value-type="float">
            <text:p><text:s/>－300 </text:p>
          </table:table-cell>
          <table:table-cell table:style-name="ce24" office:value-type="float" office:value="-0.57" calcext:value-type="float">
            <text:p><text:s/>－0.57 </text:p>
          </table:table-cell>
          <table:table-cell table:style-name="ce24" office:value-type="float" office:value="-6.74" calcext:value-type="float">
            <text:p><text:s/>－6.74 </text:p>
          </table:table-cell>
          <table:table-cell table:style-name="ce28" office:value-type="float" office:value="-115" calcext:value-type="float">
            <text:p><text:s/>－115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58" calcext:value-type="float">
            <text:p><text:s/>－2.58 </text:p>
          </table:table-cell>
          <table:table-cell table:style-name="ce28" office:value-type="float" office:value="255" calcext:value-type="float">
            <text:p><text:s text:c="3"/>255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73" calcext:value-type="float">
            <text:p><text:s text:c="3"/>5.73 </text:p>
          </table:table-cell>
          <table:table-cell table:style-name="ce28" office:value-type="float" office:value="370" calcext:value-type="float">
            <text:p><text:s text:c="3"/>370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31" calcext:value-type="float">
            <text:p><text:s text:c="3"/>8.31 </text:p>
          </table:table-cell>
          <table:table-cell table:style-name="ce28" office:value-type="float" office:value="221" calcext:value-type="float">
            <text:p><text:s text:c="3"/>221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6" calcext:value-type="float">
            <text:p><text:s text:c="3"/>4.96 </text:p>
          </table:table-cell>
          <table:table-cell table:style-name="ce28" office:value-type="float" office:value="106" calcext:value-type="float">
            <text:p><text:s text:c="3"/>106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412" calcext:value-type="float">
            <text:p><text:s/>－412 </text:p>
          </table:table-cell>
          <table:table-cell table:style-name="ce24" office:value-type="float" office:value="-0.58" calcext:value-type="float">
            <text:p><text:s/>－0.58 </text:p>
          </table:table-cell>
          <table:table-cell table:style-name="ce24" office:value-type="float" office:value="-6.78" calcext:value-type="float">
            <text:p><text:s/>－6.78 </text:p>
          </table:table-cell>
          <table:table-cell table:style-name="ce28" office:value-type="float" office:value="-31" calcext:value-type="float">
            <text:p><text:s/>－31 </text:p>
          </table:table-cell>
          <table:table-cell table:style-name="ce24" office:value-type="float" office:value="-0.04" calcext:value-type="float">
            <text:p><text:s/>－0.04 </text:p>
          </table:table-cell>
          <table:table-cell table:style-name="ce24" office:value-type="float" office:value="-0.51" calcext:value-type="float">
            <text:p><text:s/>－0.51 </text:p>
          </table:table-cell>
          <table:table-cell table:style-name="ce28" office:value-type="float" office:value="410" calcext:value-type="float">
            <text:p><text:s text:c="3"/>410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5" calcext:value-type="float">
            <text:p><text:s text:c="3"/>6.75 </text:p>
          </table:table-cell>
          <table:table-cell table:style-name="ce28" office:value-type="float" office:value="441" calcext:value-type="float">
            <text:p><text:s text:c="3"/>441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26" calcext:value-type="float">
            <text:p><text:s text:c="3"/>7.26 </text:p>
          </table:table-cell>
          <table:table-cell table:style-name="ce28" office:value-type="float" office:value="241" calcext:value-type="float">
            <text:p><text:s text:c="3"/>241 </text:p>
          </table:table-cell>
          <table:table-cell table:style-name="ce24" office:value-type="float" office:value="0.34" calcext:value-type="float">
            <text:p><text:s text:c="3"/>0.34 </text:p>
          </table:table-cell>
          <table:table-cell table:style-name="ce24" office:value-type="float" office:value="3.97" calcext:value-type="float">
            <text:p><text:s text:c="3"/>3.97 </text:p>
          </table:table-cell>
          <table:table-cell table:style-name="ce28" office:value-type="float" office:value="145" calcext:value-type="float">
            <text:p><text:s text:c="3"/>145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92" calcext:value-type="float">
            <text:p><text:s/>－392 </text:p>
          </table:table-cell>
          <table:table-cell table:style-name="ce24" office:value-type="float" office:value="-0.73" calcext:value-type="float">
            <text:p><text:s/>－0.73 </text:p>
          </table:table-cell>
          <table:table-cell table:style-name="ce24" office:value-type="float" office:value="-8.55" calcext:value-type="float">
            <text:p><text:s/>－8.55 </text:p>
          </table:table-cell>
          <table:table-cell table:style-name="ce28" office:value-type="float" office:value="-64" calcext:value-type="float">
            <text:p><text:s/>－64 </text:p>
          </table:table-cell>
          <table:table-cell table:style-name="ce24" office:value-type="float" office:value="-0.12" calcext:value-type="float">
            <text:p><text:s/>－0.12 </text:p>
          </table:table-cell>
          <table:table-cell table:style-name="ce24" office:value-type="float" office:value="-1.4" calcext:value-type="float">
            <text:p><text:s/>－1.40 </text:p>
          </table:table-cell>
          <table:table-cell table:style-name="ce28" office:value-type="float" office:value="322" calcext:value-type="float">
            <text:p><text:s text:c="3"/>322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2" calcext:value-type="float">
            <text:p><text:s text:c="3"/>7.02 </text:p>
          </table:table-cell>
          <table:table-cell table:style-name="ce28" office:value-type="float" office:value="386" calcext:value-type="float">
            <text:p><text:s text:c="3"/>386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42" calcext:value-type="float">
            <text:p><text:s text:c="3"/>8.42 </text:p>
          </table:table-cell>
          <table:table-cell table:style-name="ce28" office:value-type="float" office:value="188" calcext:value-type="float">
            <text:p><text:s text:c="3"/>188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1" calcext:value-type="float">
            <text:p><text:s text:c="3"/>4.10 </text:p>
          </table:table-cell>
          <table:table-cell table:style-name="ce28" office:value-type="float" office:value="113" calcext:value-type="float">
            <text:p><text:s text:c="3"/>113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89" calcext:value-type="float">
            <text:p><text:s/>－689 </text:p>
          </table:table-cell>
          <table:table-cell table:style-name="ce24" office:value-type="float" office:value="-0.79" calcext:value-type="float">
            <text:p><text:s/>－0.79 </text:p>
          </table:table-cell>
          <table:table-cell table:style-name="ce24" office:value-type="float" office:value="-9.34" calcext:value-type="float">
            <text:p><text:s/>－9.34 </text:p>
          </table:table-cell>
          <table:table-cell table:style-name="ce28" office:value-type="float" office:value="-144" calcext:value-type="float">
            <text:p><text:s/>－144 </text:p>
          </table:table-cell>
          <table:table-cell table:style-name="ce24" office:value-type="float" office:value="-0.17" calcext:value-type="float">
            <text:p><text:s/>－0.17 </text:p>
          </table:table-cell>
          <table:table-cell table:style-name="ce24" office:value-type="float" office:value="-1.95" calcext:value-type="float">
            <text:p><text:s/>－1.95 </text:p>
          </table:table-cell>
          <table:table-cell table:style-name="ce28" office:value-type="float" office:value="425" calcext:value-type="float">
            <text:p><text:s text:c="3"/>425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76" calcext:value-type="float">
            <text:p><text:s text:c="3"/>5.76 </text:p>
          </table:table-cell>
          <table:table-cell table:style-name="ce28" office:value-type="float" office:value="569" calcext:value-type="float">
            <text:p><text:s text:c="3"/>569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71" calcext:value-type="float">
            <text:p><text:s text:c="3"/>7.71 </text:p>
          </table:table-cell>
          <table:table-cell table:style-name="ce28" office:value-type="float" office:value="372" calcext:value-type="float">
            <text:p><text:s text:c="3"/>372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04" calcext:value-type="float">
            <text:p><text:s text:c="3"/>5.04 </text:p>
          </table:table-cell>
          <table:table-cell table:style-name="ce28" office:value-type="float" office:value="187" calcext:value-type="float">
            <text:p><text:s text:c="3"/>187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21" calcext:value-type="float">
            <text:p><text:s/>－221 </text:p>
          </table:table-cell>
          <table:table-cell table:style-name="ce24" office:value-type="float" office:value="-0.96" calcext:value-type="float">
            <text:p><text:s/>－0.96 </text:p>
          </table:table-cell>
          <table:table-cell table:style-name="ce24" office:value-type="float" office:value="-11.34" calcext:value-type="float">
            <text:p><text:s/>－11.34 </text:p>
          </table:table-cell>
          <table:table-cell table:style-name="ce28" office:value-type="float" office:value="-37" calcext:value-type="float">
            <text:p><text:s/>－37 </text:p>
          </table:table-cell>
          <table:table-cell table:style-name="ce24" office:value-type="float" office:value="-0.16" calcext:value-type="float">
            <text:p><text:s/>－0.16 </text:p>
          </table:table-cell>
          <table:table-cell table:style-name="ce24" office:value-type="float" office:value="-1.9" calcext:value-type="float">
            <text:p><text:s/>－1.90 </text:p>
          </table:table-cell>
          <table:table-cell table:style-name="ce28" office:value-type="float" office:value="143" calcext:value-type="float">
            <text:p><text:s text:c="3"/>143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34" calcext:value-type="float">
            <text:p><text:s text:c="3"/>7.34 </text:p>
          </table:table-cell>
          <table:table-cell table:style-name="ce28" office:value-type="float" office:value="180" calcext:value-type="float">
            <text:p><text:s text:c="3"/>180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24" calcext:value-type="float">
            <text:p><text:s text:c="3"/>9.24 </text:p>
          </table:table-cell>
          <table:table-cell table:style-name="ce28" office:value-type="float" office:value="98" calcext:value-type="float">
            <text:p><text:s text:c="3"/>98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03" calcext:value-type="float">
            <text:p><text:s text:c="3"/>5.03 </text:p>
          </table:table-cell>
          <table:table-cell table:style-name="ce28" office:value-type="float" office:value="47" calcext:value-type="float">
            <text:p><text:s text:c="3"/>47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75" calcext:value-type="float">
            <text:p><text:s/>－175 </text:p>
          </table:table-cell>
          <table:table-cell table:style-name="ce24" office:value-type="float" office:value="-0.52" calcext:value-type="float">
            <text:p><text:s/>－0.52 </text:p>
          </table:table-cell>
          <table:table-cell table:style-name="ce24" office:value-type="float" office:value="-6.1" calcext:value-type="float">
            <text:p><text:s/>－6.10 </text:p>
          </table:table-cell>
          <table:table-cell table:style-name="ce28" office:value-type="float" office:value="-40" calcext:value-type="float">
            <text:p><text:s/>－40 </text:p>
          </table:table-cell>
          <table:table-cell table:style-name="ce24" office:value-type="float" office:value="-0.12" calcext:value-type="float">
            <text:p><text:s/>－0.12 </text:p>
          </table:table-cell>
          <table:table-cell table:style-name="ce24" office:value-type="float" office:value="-1.4" calcext:value-type="float">
            <text:p><text:s/>－1.40 </text:p>
          </table:table-cell>
          <table:table-cell table:style-name="ce28" office:value-type="float" office:value="195" calcext:value-type="float">
            <text:p><text:s text:c="3"/>195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" calcext:value-type="float">
            <text:p><text:s text:c="3"/>6.80 </text:p>
          </table:table-cell>
          <table:table-cell table:style-name="ce28" office:value-type="float" office:value="235" calcext:value-type="float">
            <text:p><text:s text:c="3"/>235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" calcext:value-type="float">
            <text:p><text:s text:c="3"/>8.20 </text:p>
          </table:table-cell>
          <table:table-cell table:style-name="ce28" office:value-type="float" office:value="138" calcext:value-type="float">
            <text:p><text:s text:c="3"/>138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81" calcext:value-type="float">
            <text:p><text:s text:c="3"/>4.81 </text:p>
          </table:table-cell>
          <table:table-cell table:style-name="ce28" office:value-type="float" office:value="88" calcext:value-type="float">
            <text:p><text:s text:c="3"/>88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39" office:value-type="float" office:value="3.07" calcext:value-type="float">
            <text:p><text:s text:c="3"/>3.0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61" calcext:value-type="float">
            <text:p><text:s text:c="3"/>61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4" calcext:value-type="float">
            <text:p><text:s text:c="3"/>7.44 </text:p>
          </table:table-cell>
          <table:table-cell table:style-name="ce28" office:value-type="float" office:value="1" calcext:value-type="float">
            <text:p><text:s text:c="3"/>1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8" office:value-type="float" office:value="58" calcext:value-type="float">
            <text:p><text:s text:c="3"/>58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7" calcext:value-type="float">
            <text:p><text:s text:c="3"/>7.07 </text:p>
          </table:table-cell>
          <table:table-cell table:style-name="ce28" office:value-type="float" office:value="57" calcext:value-type="float">
            <text:p><text:s text:c="3"/>57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5" calcext:value-type="float">
            <text:p><text:s text:c="3"/>6.95 </text:p>
          </table:table-cell>
          <table:table-cell table:style-name="ce28" office:value-type="float" office:value="30" calcext:value-type="float">
            <text:p><text:s text:c="3"/>30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66" calcext:value-type="float">
            <text:p><text:s text:c="3"/>3.66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449" calcext:value-type="float">
            <text:p><text:s/>－449 </text:p>
          </table:table-cell>
          <table:table-cell table:style-name="ce24" office:value-type="float" office:value="-1.18" calcext:value-type="float">
            <text:p><text:s/>－1.18 </text:p>
          </table:table-cell>
          <table:table-cell table:style-name="ce24" office:value-type="float" office:value="-13.85" calcext:value-type="float">
            <text:p><text:s/>－13.85 </text:p>
          </table:table-cell>
          <table:table-cell table:style-name="ce28" office:value-type="float" office:value="-42" calcext:value-type="float">
            <text:p><text:s/>－42 </text:p>
          </table:table-cell>
          <table:table-cell table:style-name="ce24" office:value-type="float" office:value="-0.11" calcext:value-type="float">
            <text:p><text:s/>－0.11 </text:p>
          </table:table-cell>
          <table:table-cell table:style-name="ce24" office:value-type="float" office:value="-1.3" calcext:value-type="float">
            <text:p><text:s/>－1.30 </text:p>
          </table:table-cell>
          <table:table-cell table:style-name="ce28" office:value-type="float" office:value="161" calcext:value-type="float">
            <text:p><text:s text:c="3"/>161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7" calcext:value-type="float">
            <text:p><text:s text:c="3"/>4.97 </text:p>
          </table:table-cell>
          <table:table-cell table:style-name="ce28" office:value-type="float" office:value="203" calcext:value-type="float">
            <text:p><text:s text:c="3"/>203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6" calcext:value-type="float">
            <text:p><text:s text:c="3"/>6.26 </text:p>
          </table:table-cell>
          <table:table-cell table:style-name="ce28" office:value-type="float" office:value="193" calcext:value-type="float">
            <text:p><text:s text:c="3"/>193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5.96" calcext:value-type="float">
            <text:p><text:s text:c="3"/>5.96 </text:p>
          </table:table-cell>
          <table:table-cell table:style-name="ce18" office:value-type="float" office:value="86" calcext:value-type="float">
            <text:p><text:s text:c="3"/>86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19" calcext:value-type="float">
            <text:p><text:s text:c="3"/>219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8" calcext:value-type="float">
            <text:p><text:s text:c="3"/>6.18 </text:p>
          </table:table-cell>
          <table:table-cell table:style-name="ce28" office:value-type="float" office:value="252" calcext:value-type="float">
            <text:p><text:s text:c="3"/>252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11" calcext:value-type="float">
            <text:p><text:s text:c="3"/>7.11 </text:p>
          </table:table-cell>
          <table:table-cell table:style-name="ce28" office:value-type="float" office:value="432" calcext:value-type="float">
            <text:p><text:s text:c="3"/>432 </text:p>
          </table:table-cell>
          <table:table-cell table:style-name="ce24" office:value-type="float" office:value="1.03" calcext:value-type="float">
            <text:p><text:s text:c="3"/>1.03 </text:p>
          </table:table-cell>
          <table:table-cell table:style-name="ce24" office:value-type="float" office:value="12.18" calcext:value-type="float">
            <text:p><text:s text:c="3"/>12.18 </text:p>
          </table:table-cell>
          <table:table-cell table:style-name="ce28" office:value-type="float" office:value="180" calcext:value-type="float">
            <text:p><text:s text:c="3"/>180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08" calcext:value-type="float">
            <text:p><text:s text:c="3"/>5.08 </text:p>
          </table:table-cell>
          <table:table-cell table:style-name="ce28" office:value-type="float" office:value="230" calcext:value-type="float">
            <text:p><text:s text:c="3"/>230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9" calcext:value-type="float">
            <text:p><text:s text:c="3"/>6.49 </text:p>
          </table:table-cell>
          <table:table-cell table:style-name="ce18" office:value-type="float" office:value="95" calcext:value-type="float">
            <text:p><text:s text:c="3"/>95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34" calcext:value-type="float">
            <text:p><text:s/>－134 </text:p>
          </table:table-cell>
          <table:table-cell table:style-name="ce24" office:value-type="float" office:value="-0.49" calcext:value-type="float">
            <text:p><text:s/>－0.49 </text:p>
          </table:table-cell>
          <table:table-cell table:style-name="ce24" office:value-type="float" office:value="-5.8" calcext:value-type="float">
            <text:p><text:s/>－5.80 </text:p>
          </table:table-cell>
          <table:table-cell table:style-name="ce28" office:value-type="float" office:value="12" calcext:value-type="float">
            <text:p><text:s text:c="3"/>12 </text:p>
          </table:table-cell>
          <table:table-cell table:style-name="ce24" office:value-type="float" office:value="0.04" calcext:value-type="float">
            <text:p><text:s text:c="3"/>0.04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8" office:value-type="float" office:value="153" calcext:value-type="float">
            <text:p><text:s text:c="3"/>153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2" calcext:value-type="float">
            <text:p><text:s text:c="3"/>6.62 </text:p>
          </table:table-cell>
          <table:table-cell table:style-name="ce28" office:value-type="float" office:value="141" calcext:value-type="float">
            <text:p><text:s text:c="3"/>141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" calcext:value-type="float">
            <text:p><text:s text:c="3"/>6.10 </text:p>
          </table:table-cell>
          <table:table-cell table:style-name="ce28" office:value-type="float" office:value="102" calcext:value-type="float">
            <text:p><text:s text:c="3"/>102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41" calcext:value-type="float">
            <text:p><text:s text:c="3"/>4.41 </text:p>
          </table:table-cell>
          <table:table-cell table:style-name="ce18" office:value-type="float" office:value="70" calcext:value-type="float">
            <text:p><text:s text:c="3"/>70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39" office:value-type="float" office:value="3.03" calcext:value-type="float">
            <text:p><text:s text:c="3"/>3.03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538" calcext:value-type="float">
            <text:p><text:s text:c="3"/>538 </text:p>
          </table:table-cell>
          <table:table-cell table:style-name="ce23" office:value-type="float" office:value="4.9" calcext:value-type="float">
            <text:p><text:s text:c="3"/>4.90 </text:p>
          </table:table-cell>
          <table:table-cell table:style-name="ce23" office:value-type="float" office:value="57.74" calcext:value-type="float">
            <text:p><text:s text:c="3"/>57.74 </text:p>
          </table:table-cell>
          <table:table-cell table:style-name="ce27" office:value-type="float" office:value="54" calcext:value-type="float">
            <text:p><text:s text:c="3"/>54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78" calcext:value-type="float">
            <text:p><text:s text:c="3"/>5.78 </text:p>
          </table:table-cell>
          <table:table-cell table:style-name="ce27" office:value-type="float" office:value="115" calcext:value-type="float">
            <text:p><text:s text:c="3"/>115 </text:p>
          </table:table-cell>
          <table:table-cell table:style-name="ce23" office:value-type="float" office:value="1.05" calcext:value-type="float">
            <text:p><text:s text:c="3"/>1.05 </text:p>
          </table:table-cell>
          <table:table-cell table:style-name="ce23" office:value-type="float" office:value="12.31" calcext:value-type="float">
            <text:p><text:s text:c="3"/>12.31 </text:p>
          </table:table-cell>
          <table:table-cell table:style-name="ce27" office:value-type="float" office:value="61" calcext:value-type="float">
            <text:p><text:s text:c="3"/>61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53" calcext:value-type="float">
            <text:p><text:s text:c="3"/>6.53 </text:p>
          </table:table-cell>
          <table:table-cell table:style-name="ce27" office:value-type="float" office:value="37" calcext:value-type="float">
            <text:p><text:s text:c="3"/>37 </text:p>
          </table:table-cell>
          <table:table-cell table:style-name="ce23" office:value-type="float" office:value="0.34" calcext:value-type="float">
            <text:p><text:s text:c="3"/>0.34 </text:p>
          </table:table-cell>
          <table:table-cell table:style-name="ce23" office:value-type="float" office:value="3.96" calcext:value-type="float">
            <text:p><text:s text:c="3"/>3.96 </text:p>
          </table:table-cell>
          <table:table-cell table:style-name="ce17" office:value-type="float" office:value="14" calcext:value-type="float">
            <text:p><text:s text:c="3"/>14 </text:p>
          </table:table-cell>
          <table:table-cell table:style-name="ce23" office:value-type="float" office:value="0.13" calcext:value-type="float">
            <text:p><text:s text:c="3"/>0.13 </text:p>
          </table:table-cell>
          <table:table-cell table:style-name="ce38" office:value-type="float" office:value="1.5" calcext:value-type="float">
            <text:p><text:s text:c="3"/>1.50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557" calcext:value-type="float">
            <text:p><text:s text:c="3"/>557 </text:p>
          </table:table-cell>
          <table:table-cell table:style-name="ce25" office:value-type="float" office:value="5.59" calcext:value-type="float">
            <text:p><text:s text:c="3"/>5.59 </text:p>
          </table:table-cell>
          <table:table-cell table:style-name="ce25" office:value-type="float" office:value="65.79" calcext:value-type="float">
            <text:p><text:s text:c="3"/>65.79 </text:p>
          </table:table-cell>
          <table:table-cell table:style-name="ce29" office:value-type="float" office:value="53" calcext:value-type="float">
            <text:p><text:s text:c="3"/>53 </text:p>
          </table:table-cell>
          <table:table-cell table:style-name="ce31" office:value-type="float" office:value="0.53" calcext:value-type="float">
            <text:p><text:s text:c="3"/>0.53 </text:p>
          </table:table-cell>
          <table:table-cell table:style-name="ce31" office:value-type="float" office:value="6.24" calcext:value-type="float">
            <text:p><text:s text:c="3"/>6.24 </text:p>
          </table:table-cell>
          <table:table-cell table:style-name="ce29" office:value-type="float" office:value="106" calcext:value-type="float">
            <text:p><text:s text:c="3"/>106 </text:p>
          </table:table-cell>
          <table:table-cell table:style-name="ce31" office:value-type="float" office:value="1.06" calcext:value-type="float">
            <text:p><text:s text:c="3"/>1.06 </text:p>
          </table:table-cell>
          <table:table-cell table:style-name="ce31" office:value-type="float" office:value="12.48" calcext:value-type="float">
            <text:p><text:s text:c="3"/>12.48 </text:p>
          </table:table-cell>
          <table:table-cell table:style-name="ce29" office:value-type="float" office:value="53" calcext:value-type="float">
            <text:p><text:s text:c="3"/>53 </text:p>
          </table:table-cell>
          <table:table-cell table:style-name="ce31" office:value-type="float" office:value="0.53" calcext:value-type="float">
            <text:p><text:s text:c="3"/>0.53 </text:p>
          </table:table-cell>
          <table:table-cell table:style-name="ce31" office:value-type="float" office:value="6.24" calcext:value-type="float">
            <text:p><text:s text:c="3"/>6.24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31" office:value-type="float" office:value="0.34" calcext:value-type="float">
            <text:p><text:s text:c="3"/>0.34 </text:p>
          </table:table-cell>
          <table:table-cell table:style-name="ce31" office:value-type="float" office:value="4" calcext:value-type="float">
            <text:p><text:s text:c="3"/>4.00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31" office:value-type="float" office:value="0.14" calcext:value-type="float">
            <text:p><text:s text:c="3"/>0.14 </text:p>
          </table:table-cell>
          <table:table-cell table:style-name="ce40" office:value-type="float" office:value="1.65" calcext:value-type="float">
            <text:p><text:s text:c="3"/>1.65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19" calcext:value-type="float">
            <text:p><text:s/>－19 </text:p>
          </table:table-cell>
          <table:table-cell table:style-name="ce24" office:value-type="float" office:value="-1.9" calcext:value-type="float">
            <text:p><text:s/>－1.90 </text:p>
          </table:table-cell>
          <table:table-cell table:style-name="ce24" office:value-type="float" office:value="-22.35" calcext:value-type="float">
            <text:p><text:s/>－22.35 </text:p>
          </table:table-cell>
          <table:table-cell table:style-name="ce28" office:value-type="float" office:value="1" calcext:value-type="float">
            <text:p><text:s text:c="3"/>1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24" office:value-type="float" office:value="1.18" calcext:value-type="float">
            <text:p><text:s text:c="3"/>1.18 </text:p>
          </table:table-cell>
          <table:table-cell table:style-name="ce28" office:value-type="float" office:value="9" calcext:value-type="float">
            <text:p><text:s text:c="3"/>9 </text:p>
          </table:table-cell>
          <table:table-cell table:style-name="ce24" office:value-type="float" office:value="0.9" calcext:value-type="float">
            <text:p><text:s text:c="3"/>0.90 </text:p>
          </table:table-cell>
          <table:table-cell table:style-name="ce24" office:value-type="float" office:value="10.6" calcext:value-type="float">
            <text:p><text:s text:c="3"/>10.60 </text:p>
          </table:table-cell>
          <table:table-cell table:style-name="ce28" office:value-type="float" office:value="8" calcext:value-type="float">
            <text:p><text:s text:c="3"/>8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2" calcext:value-type="float">
            <text:p><text:s text:c="3"/>9.42 </text:p>
          </table:table-cell>
          <table:table-cell table:style-name="ce28" office:value-type="float" office:value="3" calcext:value-type="float">
            <text:p><text:s text:c="3"/>3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53" calcext:value-type="float">
            <text:p><text:s text:c="3"/>3.53 </text:p>
          </table:table-cell>
          <table:table-cell table:style-name="ce18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0年8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1-08-04T19:11:16</dc:date>
    <meta:print-date>2011-07-05T18:53:18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